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0e9f5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0e9f5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0f224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4478e" officeooo:paragraph-rsid="000e9f5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0e9f5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0f224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478e" officeooo:paragraph-rsid="000e9f5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478e" officeooo:paragraph-rsid="000f224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dd44" officeooo:paragraph-rsid="000e9f5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dd44" officeooo:paragraph-rsid="000f224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f224d" officeooo:paragraph-rsid="000f224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0e9f52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0f224d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e9f52" officeooo:paragraph-rsid="000e9f52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officeooo:rsid="000e9f52" officeooo:paragraph-rsid="000e9f52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officeooo:rsid="000e9f52" officeooo:paragraph-rsid="000f224d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officeooo:rsid="000f224d" officeooo:paragraph-rsid="000f224d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style:text-underline-style="none" fo:font-weight="normal" officeooo:rsid="00004aa4" officeooo:paragraph-rsid="000e9f52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style:text-underline-style="none" fo:font-weight="normal" officeooo:rsid="000e9f52" officeooo:paragraph-rsid="000e9f52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e9f52" officeooo:paragraph-rsid="000e9f52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e9f52" officeooo:paragraph-rsid="000f224d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Times New Roman" style:text-underline-style="none" fo:font-weight="normal" officeooo:rsid="000e9f52" officeooo:paragraph-rsid="000e9f52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Times New Roman" style:text-underline-style="none" fo:font-weight="normal" officeooo:rsid="000e9f52" officeooo:paragraph-rsid="000e9f52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Times New Roman" style:text-underline-style="none" fo:font-weight="normal" officeooo:rsid="000e9f52" officeooo:paragraph-rsid="000e9f52" style:font-weight-asian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Times New Roman" style:text-underline-style="none" fo:font-weight="normal" officeooo:rsid="000e9f52" officeooo:paragraph-rsid="000f224d" style:font-weight-asian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Times New Roman" style:text-underline-style="none" fo:font-weight="normal" officeooo:rsid="000e9f52" officeooo:paragraph-rsid="000f224d" style:font-weight-asian="normal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style:font-name="Times New Roman" style:text-underline-style="none" fo:font-weight="normal" officeooo:rsid="000e9f52" officeooo:paragraph-rsid="000f224d" style:font-weight-asian="normal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style:font-name="Times New Roman" style:text-underline-style="none" fo:font-weight="normal" officeooo:rsid="000e9f52" officeooo:paragraph-rsid="000f224d" style:font-weight-asian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Times New Roman" style:text-underline-style="none" fo:font-weight="normal" officeooo:rsid="000f224d" officeooo:paragraph-rsid="000f224d" style:font-weight-asian="normal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style:font-name="Times New Roman" style:text-underline-style="none" fo:font-weight="normal" officeooo:rsid="000f224d" officeooo:paragraph-rsid="000f224d" style:font-weight-asian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Times New Roman" style:text-underline-style="none" fo:font-weight="normal" officeooo:rsid="0012dd44" officeooo:paragraph-rsid="000e9f52" style:font-weight-asian="normal" style:font-weight-complex="normal"/>
    </style:style>
    <style:style style:name="P32" style:family="paragraph" style:parent-style-name="Standard" style:list-style-name="L10">
      <style:paragraph-properties fo:text-align="start" style:justify-single-word="false"/>
      <style:text-properties style:font-name="Times New Roman" style:text-underline-style="none" fo:font-weight="normal" officeooo:rsid="0012dd44" officeooo:paragraph-rsid="000f224d" style:font-weight-asian="normal" style:font-weight-complex="normal"/>
    </style:style>
    <style:style style:name="P33" style:family="paragraph" style:parent-style-name="Standard" style:list-style-name="L11">
      <style:paragraph-properties fo:text-align="start" style:justify-single-word="false"/>
      <style:text-properties style:font-name="Times New Roman" style:text-underline-style="none" fo:font-weight="normal" officeooo:rsid="00116b82" officeooo:paragraph-rsid="00116b82" style:font-weight-asian="normal" style:font-weight-complex="normal"/>
    </style:style>
    <style:style style:name="P34" style:family="paragraph" style:parent-style-name="Standard" style:list-style-name="L10">
      <style:paragraph-properties fo:text-align="start" style:justify-single-word="false"/>
      <style:text-properties style:font-name="Times New Roman" fo:font-style="normal" style:text-underline-style="none" fo:font-weight="normal" officeooo:rsid="000f224d" officeooo:paragraph-rsid="000f224d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6b82" officeooo:paragraph-rsid="00116b82" style:font-weight-asian="bold" style:font-weight-complex="bold"/>
    </style:style>
    <style:style style:name="T1" style:family="text">
      <style:text-properties officeooo:rsid="0012dd44"/>
    </style:style>
    <style:style style:name="T2" style:family="text">
      <style:text-properties officeooo:rsid="000e9f52"/>
    </style:style>
    <style:style style:name="T3" style:family="text">
      <style:text-properties officeooo:rsid="000f224d"/>
    </style:style>
    <style:style style:name="T4" style:family="text">
      <style:text-properties fo:font-style="normal" officeooo:rsid="000f224d" style:font-style-asian="normal" style:font-style-complex="normal"/>
    </style:style>
    <style:style style:name="T5" style:family="text">
      <style:text-properties officeooo:rsid="001055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lgorithms &amp; Data Structures </text:span>Exam Notes</text:p>
      <text:p text:style-name="P1"/>
      <text:list xml:id="list2909882743" text:style-name="L1">
        <text:list-item>
          <text:p text:style-name="P18"><text:span text:style-name="T1">Three </text:span>hour Exam</text:p>
        </text:list-item>
        <text:list-item>
          <text:p text:style-name="P18">Answer <text:span text:style-name="T2">2 of 3 from Part A</text:span></text:p>
        </text:list-item>
        <text:list-item>
          <text:p text:style-name="P19">Answer 2 of 3 from Part B</text:p>
        </text:list-item>
        <text:list-item>
          <text:p text:style-name="P18"><text:span text:style-name="T2">45 mins</text:span> per question</text:p>
        </text:list-item>
      </text:list>
      <text:p text:style-name="P35"/>
      <text:p text:style-name="P35">Notes</text:p>
      <text:list xml:id="list3458934974" text:style-name="L11">
        <text:list-item>
          <text:p text:style-name="P33">Know Union-Find, Dijkstra’s, Mergesort well</text:p>
        </text:list-item>
      </text:list>
      <text:p text:style-name="P7"/>
      <text:p text:style-name="P4">Layout</text:p>
      <text:p text:style-name="P4"/>
      <text:p text:style-name="P14">Part A </text:p>
      <text:p text:style-name="P7">Q1 – <text:span text:style-name="T2">Abstract Data Types (Symbol Table &amp; LinkedList)</text:span></text:p>
      <text:p text:style-name="P8">Q2 – <text:span text:style-name="T4">Binary Search Trees</text:span></text:p>
      <text:p text:style-name="P7">Q3 – <text:span text:style-name="T3">Graphs &amp; Shortest Paths</text:span></text:p>
      <text:p text:style-name="P7"/>
      <text:p text:style-name="P14">Part B</text:p>
      <text:p text:style-name="P7">Q4 – <text:span text:style-name="T3">Search Methods </text:span></text:p>
      <text:p text:style-name="P7">Q5 – <text:span text:style-name="T5">Methods for Data Types</text:span></text:p>
      <text:p text:style-name="P7">Q6 – <text:span text:style-name="T5">Real-Life Game (Array Searching)</text:span></text:p>
      <text:p text:style-name="P7"/>
      <text:p text:style-name="P1"/>
      <text:p text:style-name="P2">2017 Exam:</text:p>
      <text:p text:style-name="P2"/>
      <text:p text:style-name="P15">Part A</text:p>
      <text:p text:style-name="P15"/>
      <text:p text:style-name="P12">Q1 (a) – <text:span text:style-name="T2">Symbol Table API</text:span></text:p>
      <text:p text:style-name="P5"/>
      <text:list xml:id="list681712060" text:style-name="L2">
        <text:list-item>
          <text:p text:style-name="P20">Symbol Table API</text:p>
        </text:list-item>
        <text:list-item>
          <text:p text:style-name="P20">Worst Case Run Time of Operations for Symbol Table</text:p>
        </text:list-item>
        <text:list-item>
          <text:p text:style-name="P20">Red-Black Table vs Hashtable implementtons</text:p>
        </text:list-item>
      </text:list>
      <text:p text:style-name="P5"/>
      <text:p text:style-name="P12">Q1 (b) – <text:span text:style-name="T2">Linked Lists</text:span></text:p>
      <text:p text:style-name="P5"/>
      <text:list xml:id="list1296268571" text:style-name="L3">
        <text:list-item>
          <text:p text:style-name="P22">Write method for given Linked List data type</text:p>
        </text:list-item>
      </text:list>
      <text:p text:style-name="P5"/>
      <text:p text:style-name="P12">Q2 <text:s/><text:span text:style-name="T2">(a) </text:span>– <text:span text:style-name="T2">Runtime</text:span></text:p>
      <text:p text:style-name="P5"><text:s/></text:p>
      <text:list xml:id="list1203307972" text:style-name="L4">
        <text:list-item>
          <text:p text:style-name="P23">Know different runtime notations</text:p>
        </text:list-item>
        <text:list-item>
          <text:p text:style-name="P23">Know how to reduce down runtimes</text:p>
        </text:list-item>
        <text:list-item>
          <text:p text:style-name="P23">Know difference between runtimes</text:p>
        </text:list-item>
      </text:list>
      <text:p text:style-name="P5"/>
      <text:p text:style-name="P12">Q<text:span text:style-name="T2">2 (b)</text:span> – <text:span text:style-name="T2">Binary Search Trees</text:span></text:p>
      <text:p text:style-name="P12"/>
      <text:list xml:id="list845973052" text:style-name="L5">
        <text:list-item>
          <text:p text:style-name="P24">Write method for BST given Data Structure</text:p>
        </text:list-item>
        <text:list-item>
          <text:p text:style-name="P24">Know how to recursively call BST functions</text:p>
        </text:list-item>
      </text:list>
      <text:p text:style-name="P5"/>
      <text:p text:style-name="P12">Q<text:span text:style-name="T2">3 </text:span><text:s/>– <text:span text:style-name="T1">Graphs &amp; Shortest Paths</text:span></text:p>
      <text:p text:style-name="P5"/>
      <text:list xml:id="list2737228442" text:style-name="L6">
        <text:list-item>
          <text:p text:style-name="P29">Shortest Path Tree (SPT)</text:p>
        </text:list-item>
        <text:list-item>
          <text:p text:style-name="P29"><text:soft-page-break/>Dijkstras Algorithm</text:p>
        </text:list-item>
      </text:list>
      <text:p text:style-name="P11"/>
      <text:p text:style-name="P11"/>
      <text:p text:style-name="P17">Part B</text:p>
      <text:p text:style-name="P9"/>
      <text:p text:style-name="P12">Q<text:span text:style-name="T3">4 (a) </text:span>– <text:span text:style-name="T3">Binary Search </text:span></text:p>
      <text:p text:style-name="P5"/>
      <text:list xml:id="list145623560703444" text:continue-numbering="true" text:style-name="L6">
        <text:list-item>
          <text:p text:style-name="P29">Write method which uses Binary Search</text:p>
          <text:p text:style-name="P31"/>
        </text:list-item>
      </text:list>
      <text:p text:style-name="P12">Q<text:span text:style-name="T3">4 (b) </text:span>– <text:span text:style-name="T3">Searching within Matrices</text:span></text:p>
      <text:p text:style-name="P5"/>
      <text:list xml:id="list145623126397650" text:continue-numbering="true" text:style-name="L6">
        <text:list-item>
          <text:p text:style-name="P29">Handling arrays using search methods</text:p>
        </text:list-item>
      </text:list>
      <text:p text:style-name="P5"/>
      <text:p text:style-name="P12">Q<text:span text:style-name="T3">5</text:span> – <text:span text:style-name="T5">Random Data Type Methods</text:span></text:p>
      <text:p text:style-name="P5"/>
      <text:list xml:id="list145623558921029" text:continue-numbering="true" text:style-name="L6">
        <text:list-item>
          <text:p text:style-name="P29">Writing methods to work with given Java classes</text:p>
        </text:list-item>
      </text:list>
      <text:p text:style-name="P9"/>
      <text:p text:style-name="P12">Q<text:span text:style-name="T3">6</text:span> – <text:span text:style-name="T3">Array Searching (Real-Life Game)</text:span></text:p>
      <text:p text:style-name="P5"/>
      <text:list xml:id="list145623302536005" text:continue-numbering="true" text:style-name="L6">
        <text:list-item>
          <text:p text:style-name="P29">Writing methods to work with arrays</text:p>
        </text:list-item>
      </text:list>
      <text:p text:style-name="P5"/>
      <text:p text:style-name="P3">201<text:span text:style-name="T3">6</text:span> Exam:</text:p>
      <text:p text:style-name="P3"/>
      <text:p text:style-name="P16">Part A</text:p>
      <text:p text:style-name="P16"/>
      <text:p text:style-name="P13">Q1 (a) – <text:span text:style-name="T3">Union-Find API</text:span></text:p>
      <text:p text:style-name="P6"/>
      <text:list xml:id="list145622233808931" text:continue-list="list681712060" text:style-name="L2">
        <text:list-item>
          <text:p text:style-name="P21"><text:span text:style-name="T3">Union-Find </text:span>API</text:p>
        </text:list-item>
        <text:list-item>
          <text:p text:style-name="P21">Worst Case Run Time of Operations for Symbol Table</text:p>
        </text:list-item>
      </text:list>
      <text:p text:style-name="P6"/>
      <text:p text:style-name="P13">Q1 (b) – <text:span text:style-name="T2">Linked Lists</text:span></text:p>
      <text:p text:style-name="P6"/>
      <text:list xml:id="list881789915" text:style-name="L7">
        <text:list-item>
          <text:p text:style-name="P25">Write method for given Linked List data type</text:p>
        </text:list-item>
      </text:list>
      <text:p text:style-name="P6"/>
      <text:p text:style-name="P13">Q2 <text:s/><text:span text:style-name="T2">(a) </text:span>– <text:span text:style-name="T2">Runtime</text:span></text:p>
      <text:p text:style-name="P6"><text:s/></text:p>
      <text:list xml:id="list3935777918" text:style-name="L8">
        <text:list-item>
          <text:p text:style-name="P26">Know different runtime notations</text:p>
        </text:list-item>
        <text:list-item>
          <text:p text:style-name="P26">Know how to reduce down runtimes</text:p>
        </text:list-item>
        <text:list-item>
          <text:p text:style-name="P26">Know difference between runtimes</text:p>
        </text:list-item>
      </text:list>
      <text:p text:style-name="P6"/>
      <text:p text:style-name="P13">Q<text:span text:style-name="T2">2 (b)</text:span> – <text:span text:style-name="T2">Binary Search Trees</text:span></text:p>
      <text:p text:style-name="P13"/>
      <text:list xml:id="list3725751000" text:style-name="L9">
        <text:list-item>
          <text:p text:style-name="P27">Write method for BST given Data Structure</text:p>
        </text:list-item>
        <text:list-item>
          <text:p text:style-name="P27">Know how to recursively call BST functions</text:p>
        </text:list-item>
      </text:list>
      <text:p text:style-name="P6"/>
      <text:p text:style-name="P13">Q<text:span text:style-name="T2">3 </text:span><text:s/>– <text:span text:style-name="T1">Graphs &amp; Shortest Paths</text:span></text:p>
      <text:p text:style-name="P6"/>
      <text:list xml:id="list1742706767" text:style-name="L10">
        <text:list-item>
          <text:p text:style-name="P28">Postorder, Topological Sort for Acyclic Directed Graphs</text:p>
        </text:list-item>
        <text:list-item>
          <text:p text:style-name="P28">BFS and DFS explanation of Topological Sort</text:p>
        </text:list-item>
        <text:list-item>
          <text:p text:style-name="P28">Give Postorder and Topological Sort for given graph</text:p>
        </text:list-item>
        <text:list-item>
          <text:p text:style-name="P30">Dijkstra, Bellman-Ford, Topological Sort (Runtimes for each)</text:p>
        </text:list-item>
      </text:list>
      <text:p text:style-name="P17"><text:soft-page-break/>Part B</text:p>
      <text:p text:style-name="P10"/>
      <text:p text:style-name="P13">Q<text:span text:style-name="T3">4 (a) </text:span>– <text:span text:style-name="T3">Binary Search </text:span></text:p>
      <text:p text:style-name="P6"/>
      <text:list xml:id="list145623350459956" text:continue-numbering="true" text:style-name="L10">
        <text:list-item>
          <text:p text:style-name="P30">Write method which uses Binary Search</text:p>
          <text:p text:style-name="P32"/>
        </text:list-item>
      </text:list>
      <text:p text:style-name="P13">Q<text:span text:style-name="T3">4 (b) </text:span>– <text:span text:style-name="T3">Searching within Matrices</text:span></text:p>
      <text:p text:style-name="P6"/>
      <text:list xml:id="list145623856529297" text:continue-numbering="true" text:style-name="L10">
        <text:list-item>
          <text:p text:style-name="P30">Handling arrays using search methods</text:p>
        </text:list-item>
      </text:list>
      <text:p text:style-name="P6"/>
      <text:p text:style-name="P13">Q<text:span text:style-name="T3">5</text:span> – <text:span text:style-name="T3">LinkedList</text:span></text:p>
      <text:p text:style-name="P6"/>
      <text:list xml:id="list145623790139460" text:continue-numbering="true" text:style-name="L10">
        <text:list-item>
          <text:p text:style-name="P30">Writing methods to work with given Java classes</text:p>
        </text:list-item>
      </text:list>
      <text:p text:style-name="P10"/>
      <text:p text:style-name="P13">Q<text:span text:style-name="T3">6</text:span> – <text:span text:style-name="T3">Array Searching </text:span></text:p>
      <text:p text:style-name="P6"/>
      <text:list xml:id="list145623491305171" text:continue-numbering="true" text:style-name="L10">
        <text:list-item>
          <text:p text:style-name="P34">Writing methods to work with array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2:06:21.939412458</meta:creation-date>
    <dc:date>2018-04-09T14:56:21.876496958</dc:date>
    <meta:editing-duration>PT2H15M56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3" meta:paragraph-count="75" meta:word-count="379" meta:character-count="2097" meta:non-whitespace-character-count="1792"/>
  </office:meta>
</office:document-meta>
</file>